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665in" fo:margin-bottom="0.1665in" loext:contextual-spacing="false" fo:line-height="100%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2">
      <style:paragraph-properties fo:margin-top="0.1665in" fo:margin-bottom="0.1665in" loext:contextual-spacing="false" fo:line-height="100%"/>
    </style:style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style="italic" style:font-style-asian="italic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</text:span><text:span text:style-name="T2"><text:line-break/></text:span><text:span text:style-name="T3">Unidad 01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ores: Sergi García, Alfredo Oltra</text:span><draw:frame draw:style-name="fr3" draw:name="image4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Actualizado Septiembre 2025</text:span></text:p>
      <text:p text:style-name="P5"/>
      <text:p text:style-name="P4"><text:span text:style-name="T6">Unidad 01. Actividades 01</text:span></text:p>
      <text:p text:style-name="P12"><text:bookmark text:name="_m5abdlmqtt4a"/>Ejercicio 01</text:p>
      <text:p text:style-name="P6">Investiga la <text:span text:style-name="T8">“Arquitectura Harvard modificada”</text:span>. Puedes encontrar información en:<text:a xlink:type="simple" xlink:href="https://en.wikipedia.org/wiki/Modified_Harvard_architecture?utm_source=chatgpt.com" text:style-name="ListLabel_20_1" text:visited-style-name="ListLabel_20_1"> </text:a><text:a xlink:type="simple" xlink:href="https://en.wikipedia.org/wiki/Modified_Harvard_architecture?utm_source=chatgpt.com" text:style-name="ListLabel_20_2" text:visited-style-name="ListLabel_20_2"><text:span text:style-name="T9">Wikipedia – Modified Harvard architecture</text:span></text:a>. Expón las principales diferencias con la <text:span text:style-name="T8">“Arquitectura de Von Neumann”</text:span> en el foro y compáralas con tus compañeros.</text:p>
      <text:p text:style-name="P12"><text:bookmark text:name="_2xbps4vz0cxn"/>Ejercicio 02</text:p>
      <text:p text:style-name="P6">Resume cómo funciona la <text:span text:style-name="T8">“Arquitectura de Von Neumann”</text:span>.</text:p>
      <text:p text:style-name="P12"><text:bookmark text:name="_mpxbvnxnevqe"/>Ejercicio 03</text:p>
      <text:p text:style-name="P6">Haz un resumen del <text:span text:style-name="T8">ciclo de instrucción</text:span>. Explícalo con ejemplos que te ayuden a comprenderlo mejor.</text:p>
      <text:p text:style-name="P12"><text:bookmark text:name="_t5hk44pgrrhq"/>Ejercicio 04</text:p>
      <text:p text:style-name="P6">Busca 2 ejemplos de procesadores <text:span text:style-name="T10">CISC</text:span> y 2 ejemplos de procesadores <text:span text:style-name="T10">RISC</text:span>. Compártelos en el foro y coméntalos con tus compañeros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1. Elementos funcionales de una computadora</text:span></text:p>
      </style:header>
      <style:footer>
        <text:p text:style-name="MP4"><text:span text:style-name="MT1">CFGS DAM/DAW<text:tab/><text:tab/>Unit 01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5" meta:word-count="120" meta:character-count="820" meta:non-whitespace-character-count="711"/>
    <meta:generator>LibreOfficeDev/6.0.5.2$Linux_X86_64 LibreOffice_project/</meta:generator>
  </office:meta>
</office:document-meta>
</file>